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0cm"/>
    </style:style>
    <style:style style:name="gr2" style:family="graphic" style:parent-style-name="standard">
      <style:graphic-properties svg:stroke-color="#cc9900" draw:fill-color="#ffff00" draw:textarea-horizontal-align="justify" draw:textarea-vertical-align="middle" draw:auto-grow-height="false" fo:min-height="1.549cm" fo:min-width="5.585cm"/>
    </style:style>
    <style:style style:name="gr3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01cm" fo:min-width="0cm"/>
    </style:style>
    <style:style style:name="gr5" style:family="graphic" style:parent-style-name="standard">
      <style:graphic-properties svg:stroke-color="#336600" draw:fill-color="#99cc66" draw:textarea-horizontal-align="justify" draw:textarea-vertical-align="middle" draw:auto-grow-height="false" fo:min-height="1.397cm" fo:min-width="3.423cm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svg:stroke-color="#336600" draw:fill-color="#99cc66" draw:textarea-horizontal-align="justify" draw:textarea-vertical-align="middle" draw:auto-grow-height="false" fo:min-height="1.397cm" fo:min-width="3.423cm"/>
    </style:style>
    <style:style style:name="gr8" style:family="graphic" style:parent-style-name="standard">
      <style:graphic-properties svg:stroke-color="#ff6666" draw:fill-color="#ff9999" draw:textarea-horizontal-align="justify" draw:textarea-vertical-align="middle" draw:auto-grow-height="false" fo:min-height="1.545cm" fo:min-width="4.1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93cm"/>
    </style:style>
    <style:style style:name="gr10" style:family="graphic" style:parent-style-name="objectwithoutfill">
      <style:graphic-properties svg:stroke-color="#666666" draw:marker-start="Arrow" draw:marker-start-width="0.3cm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5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38cm" fo:min-width="3.1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48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7.568cm" fo:min-width="0.083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4cm" fo:min-width="0cm"/>
    </style:style>
    <style:style style:name="P1" style:family="paragraph">
      <loext:graphic-properties draw:fill="none" draw:fill-color="#ffffff"/>
      <style:text-properties fo:color="#666666" fo:font-size="40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99cc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20pt" style:font-size-asian="20pt" style:font-size-complex="20pt"/>
    </style:style>
    <style:style style:name="T1" style:family="text">
      <style:text-properties fo:color="#666666" fo:font-size="40pt"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3465a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476cm" svg:height="4.035cm" svg:x="18.283cm" svg:y="14.747cm">
            <draw:text-box>
              <text:p><text:span text:style-name="T1">...</text:span></text:p>
            </draw:text-box>
          </draw:frame>
          <draw:custom-shape draw:style-name="gr2" draw:text-style-name="P3" xml:id="id1" draw:id="id1" draw:layer="layout" svg:width="6.085cm" svg:height="1.799cm" svg:x="10.798cm" svg:y="7.868cm">
            <text:p text:style-name="P2"><text:span text:style-name="T2">Fully Connected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" draw:text-style-name="P2" draw:layer="layout" svg:width="0.496cm" svg:height="0.45cm" svg:x="4.263cm" svg:y="15.33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4.263cm" svg:y="15.78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4.263cm" svg:y="16.216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496cm" svg:height="0.45cm" svg:x="4.263cm" svg:y="16.66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" draw:text-style-name="P4" draw:layer="layout" svg:width="4.101cm" svg:height="1.825cm" svg:x="2.424cm" svg:y="11.608cm">
              <text:p text:style-name="P2">LSTM Cel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4.508cm" svg:y1="15.338cm" svg:x2="4.508cm" svg:y2="13.407cm">
              <text:p/>
            </draw:line>
            <draw:line draw:style-name="gr6" draw:text-style-name="P5" draw:layer="layout" svg:x1="6.525cm" svg:y1="11.957cm" svg:x2="7.859cm" svg:y2="11.955cm">
              <text:p/>
            </draw:line>
            <draw:line draw:style-name="gr6" draw:text-style-name="P5" draw:layer="layout" svg:x1="6.524cm" svg:y1="13.044cm" svg:x2="7.858cm" svg:y2="13.042cm">
              <text:p/>
            </draw:line>
          </draw:g>
          <draw:line draw:style-name="gr6" draw:text-style-name="P5" draw:layer="layout" svg:x1="1.091cm" svg:y1="11.968cm" svg:x2="2.425cm" svg:y2="11.966cm">
            <text:p/>
          </draw:line>
          <draw:line draw:style-name="gr6" draw:text-style-name="P5" draw:layer="layout" svg:x1="1.116cm" svg:y1="13.037cm" svg:x2="2.45cm" svg:y2="13.035cm">
            <text:p/>
          </draw:line>
          <draw:g>
            <draw:g>
              <draw:custom-shape draw:style-name="gr3" draw:text-style-name="P2" draw:layer="layout" svg:width="0.496cm" svg:height="0.45cm" svg:x="9.69cm" svg:y="15.33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9.69cm" svg:y="15.78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0.496cm" svg:height="0.451cm" svg:x="9.69cm" svg:y="16.214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2" draw:layer="layout" svg:width="0.496cm" svg:height="0.45cm" svg:x="9.69cm" svg:y="16.66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4" draw:layer="layout" svg:width="4.101cm" svg:height="1.825cm" svg:x="7.851cm" svg:y="11.606cm">
              <text:p text:style-name="P2">LSTM Cell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6" draw:text-style-name="P5" draw:layer="layout" svg:x1="9.935cm" svg:y1="15.336cm" svg:x2="9.935cm" svg:y2="13.405cm">
              <text:p/>
            </draw:line>
            <draw:line draw:style-name="gr6" draw:text-style-name="P5" draw:layer="layout" svg:x1="11.952cm" svg:y1="11.955cm" svg:x2="13.286cm" svg:y2="11.953cm">
              <text:p/>
            </draw:line>
            <draw:line draw:style-name="gr6" draw:text-style-name="P5" draw:layer="layout" svg:x1="11.951cm" svg:y1="13.042cm" svg:x2="13.285cm" svg:y2="13.04cm">
              <text:p/>
            </draw:line>
          </draw:g>
          <draw:g>
            <draw:custom-shape draw:style-name="gr3" draw:text-style-name="P2" draw:layer="layout" svg:width="0.496cm" svg:height="0.45cm" svg:x="15.118cm" svg:y="15.33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15.118cm" svg:y="15.78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15.118cm" svg:y="16.213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96cm" svg:height="0.45cm" svg:x="15.118cm" svg:y="16.66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4" draw:layer="layout" svg:width="4.101cm" svg:height="1.825cm" svg:x="13.279cm" svg:y="11.605cm">
            <text:p text:style-name="P2">LSTM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5" draw:layer="layout" svg:x1="15.363cm" svg:y1="15.335cm" svg:x2="15.363cm" svg:y2="13.404cm">
            <text:p/>
          </draw:line>
          <draw:line draw:style-name="gr6" draw:text-style-name="P5" draw:layer="layout" svg:x1="17.38cm" svg:y1="11.954cm" svg:x2="21.062cm" svg:y2="11.956cm">
            <text:p/>
          </draw:line>
          <draw:line draw:style-name="gr6" draw:text-style-name="P5" draw:layer="layout" svg:x1="17.379cm" svg:y1="13.041cm" svg:x2="21.049cm" svg:y2="13.041cm">
            <text:p/>
          </draw:line>
          <draw:g>
            <draw:custom-shape draw:style-name="gr3" draw:text-style-name="P2" draw:layer="layout" svg:width="0.496cm" svg:height="0.45cm" svg:x="22.896cm" svg:y="15.31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22.896cm" svg:y="15.76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496cm" svg:height="0.451cm" svg:x="22.896cm" svg:y="16.19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496cm" svg:height="0.45cm" svg:x="22.896cm" svg:y="16.64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4" xml:id="id2" draw:id="id2" draw:layer="layout" svg:width="4.101cm" svg:height="1.825cm" svg:x="21.057cm" svg:y="11.586cm">
            <text:p text:style-name="P2">LSTM Cel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5" draw:layer="layout" svg:x1="23.141cm" svg:y1="15.316cm" svg:x2="23.141cm" svg:y2="13.385cm">
            <text:p/>
          </draw:line>
          <draw:line draw:style-name="gr6" draw:text-style-name="P5" draw:layer="layout" svg:x1="25.158cm" svg:y1="11.935cm" svg:x2="26.492cm" svg:y2="11.933cm">
            <text:p/>
          </draw:line>
          <draw:line draw:style-name="gr6" draw:text-style-name="P5" draw:layer="layout" svg:x1="25.157cm" svg:y1="13.022cm" svg:x2="26.491cm" svg:y2="13.02cm">
            <text:p/>
          </draw:line>
          <draw:custom-shape draw:style-name="gr8" draw:text-style-name="P6" draw:layer="layout" svg:width="4.687cm" svg:height="1.795cm" svg:x="11.524cm" svg:y="4.15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" draw:text-style-name="P5" draw:layer="layout" svg:x1="13.863cm" svg:y1="7.872cm" svg:x2="13.863cm" svg:y2="5.941cm">
            <text:p/>
          </draw:line>
          <draw:frame draw:style-name="gr9" draw:text-style-name="P7" draw:layer="layout" svg:width="3.093cm" svg:height="1.038cm" svg:x="12.38cm" svg:y="4.662cm">
            <draw:text-box>
              <text:p><text:span text:style-name="T3">Softmax</text:span></text:p>
            </draw:text-box>
          </draw:frame>
          <draw:connector draw:style-name="gr10" draw:text-style-name="P5" draw:layer="layout" svg:x1="16.883cm" svg:y1="8.767cm" svg:x2="23.107cm" svg:y2="11.586cm" draw:start-shape="id1" draw:start-glue-point="1" draw:end-shape="id2" draw:end-glue-point="0" svg:d="M16883 8767h6224v2819" svg:viewBox="0 0 6225 2820">
            <text:p/>
          </draw:connector>
          <draw:line draw:style-name="gr6" draw:text-style-name="P5" draw:layer="layout" svg:x1="13.861cm" svg:y1="4.197cm" svg:x2="13.861cm" svg:y2="2.266cm">
            <text:p/>
          </draw:line>
          <draw:frame draw:style-name="gr11" draw:text-style-name="P8" draw:layer="layout" svg:width="3.826cm" svg:height="1.038cm" svg:x="11.943cm" svg:y="1.262cm">
            <draw:text-box>
              <text:p><text:span text:style-name="T2">0.05 </text:span><text:span text:style-name="T4">|</text:span><text:span text:style-name="T5"> 0.95</text:span></text:p>
            </draw:text-box>
          </draw:frame>
          <draw:frame draw:style-name="gr12" draw:text-style-name="P7" draw:layer="layout" svg:width="9.498cm" svg:height="2.612cm" svg:x="2.713cm" svg:y="1.221cm">
            <draw:text-box>
              <text:p text:style-name="P9"><text:span text:style-name="T6">Unpredictable</text:span><text:span text:style-name="T7"> | </text:span><text:span text:style-name="T6">Predictable</text:span></text:p>
              <text:p text:style-name="P10"><text:span text:style-name="T3">Probabilities</text:span></text:p>
            </draw:text-box>
          </draw:frame>
          <draw:frame draw:style-name="gr13" draw:text-style-name="P7" draw:layer="layout" svg:width="1.602cm" svg:height="1.825cm" svg:x="3.791cm" svg:y="17.269cm">
            <draw:text-box>
              <text:p><text:span text:style-name="T3">W1</text:span></text:p>
            </draw:text-box>
          </draw:frame>
          <draw:frame draw:style-name="gr13" draw:text-style-name="P7" draw:layer="layout" svg:width="1.563cm" svg:height="1.825cm" svg:x="9.224cm" svg:y="17.257cm">
            <draw:text-box>
              <text:p><text:span text:style-name="T3">W2</text:span></text:p>
            </draw:text-box>
          </draw:frame>
          <draw:frame draw:style-name="gr13" draw:text-style-name="P7" draw:layer="layout" svg:width="1.623cm" svg:height="1.825cm" svg:x="14.625cm" svg:y="17.258cm">
            <draw:text-box>
              <text:p><text:span text:style-name="T3">W3</text:span></text:p>
            </draw:text-box>
          </draw:frame>
          <draw:frame draw:style-name="gr13" draw:text-style-name="P7" draw:layer="layout" svg:width="1.658cm" svg:height="1.825cm" svg:x="22.426cm" svg:y="17.259cm">
            <draw:text-box>
              <text:p><text:span text:style-name="T3">Wn</text:span></text:p>
            </draw:text-box>
          </draw:frame>
          <draw:frame draw:style-name="gr14" draw:text-style-name="P7" draw:layer="layout" svg:width="4.359cm" svg:height="1.038cm" svg:x="-0.086cm" svg:y="15.762cm">
            <draw:text-box>
              <text:p><text:span text:style-name="T3">embeddings</text:span></text:p>
            </draw:text-box>
          </draw:frame>
          <draw:custom-shape draw:style-name="gr15" draw:text-style-name="P5" draw:layer="layout" svg:width="3.669cm" svg:height="0.988cm" svg:x="12.013cm" svg:y="1.2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1" draw:layer="layout" svg:width="2.348cm" svg:height="1.038cm" svg:x="12.723cm" svg:y="0.069cm">
            <draw:text-box>
              <text:p><text:span text:style-name="T8">Label</text:span></text:p>
            </draw:text-box>
          </draw:frame>
          <draw:custom-shape draw:style-name="gr17" draw:text-style-name="P5" draw:layer="layout" svg:width="1.705cm" svg:height="18.834cm" draw:transform="rotate (1.5707963267949) translate (4.469cm 20.028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8" draw:text-style-name="P12" draw:layer="layout" svg:width="21.838cm" svg:height="1.044cm" svg:x="3.243cm" svg:y="20.021cm">
            <draw:text-box>
              <text:p text:style-name="P10"><text:span text:style-name="T6">vector representations (word embeddings) of words in a bug repor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6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23:07:57.454000000</meta:creation-date>
    <dc:date>2018-03-05T10:26:46.357788271</dc:date>
    <meta:editing-duration>PT3H13M47S</meta:editing-duration>
    <meta:editing-cycles>21</meta:editing-cycles>
    <meta:generator>LibreOffice/5.3.2.2$MacOSX_X86_64 LibreOffice_project/6cd4f1ef626f15116896b1d8e1398b56da0d0ee1</meta:generator>
    <meta:document-statistic meta:object-count="59"/>
  </office:meta>
</office:document-meta>
</file>